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5.5972in" fo:margin-left="0in" fo:margin-right="-0.0021in" table:align="margins" fo:keep-with-next="always"/>
    </style:style>
    <style:style style:name="Table2.1.A" style:family="table-column">
      <style:table-column-properties style:column-width="1.8653in" style:rel-column-width="21838*"/>
    </style:style>
    <style:style style:name="Table2.1.B" style:family="table-column">
      <style:table-column-properties style:column-width="1.7875in" style:rel-column-width="20931*"/>
    </style:style>
    <style:style style:name="Table2.1.C" style:family="table-column">
      <style:table-column-properties style:column-width="1.9444in" style:rel-column-width="22766*"/>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2" style:family="table">
      <style:table-properties style:width="5.5951in" table:align="margins"/>
    </style:style>
    <style:style style:name="Table2.2.A" style:family="table-column">
      <style:table-column-properties style:column-width="2.7972in" style:rel-column-width="32767*"/>
    </style:style>
    <style:style style:name="Table2.2.B" style:family="table-column">
      <style:table-column-properties style:column-width="2.7979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listing2.1" style:family="table">
      <style:table-properties style:width="5.5951in" table:align="margins" fo:keep-with-next="always"/>
    </style:style>
    <style:style style:name="listing2.1.A" style:family="table-column">
      <style:table-column-properties style:column-width="5.5951in" style:rel-column-width="65535*"/>
    </style:style>
    <style:style style:name="Table2.3" style:family="table">
      <style:table-properties style:width="5.5951in" table:align="margins"/>
    </style:style>
    <style:style style:name="Table2.3.A" style:family="table-column">
      <style:table-column-properties style:column-width="1.8653in" style:rel-column-width="21845*"/>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C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none" fo:border-top="none" fo:border-bottom="0.05pt solid #000000"/>
    </style:style>
    <style:style style:name="Table2.3.C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none" fo:border-top="none" fo:border-bottom="0.05pt solid #000000"/>
    </style:style>
    <style:style style:name="Table2.3.C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none" fo:border-top="none" fo:border-bottom="0.05pt solid #000000"/>
    </style:style>
    <style:style style:name="Table2.3.C6"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Preformatted_20_Text">
      <style:text-properties fo:font-size="12pt" style:font-size-asian="12pt" style:font-size-complex="12pt"/>
    </style:style>
    <style:style style:name="P3" style:family="paragraph" style:parent-style-name="Preformatted_20_Text">
      <style:text-properties officeooo:paragraph-rsid="001f73a6"/>
    </style:style>
    <style:style style:name="P4" style:family="paragraph" style:parent-style-name="Preformatted_20_Text">
      <style:text-properties officeooo:paragraph-rsid="00206b07"/>
    </style:style>
    <style:style style:name="P5" style:family="paragraph" style:parent-style-name="Preformatted_20_Text">
      <loext:graphic-properties draw:fill="solid" draw:fill-color="#c0c0c0"/>
      <style:paragraph-properties fo:background-color="#c0c0c0"/>
    </style:style>
    <style:style style:name="P6" style:family="paragraph" style:parent-style-name="Preformatted_20_Text">
      <style:text-properties officeooo:paragraph-rsid="00248b52"/>
    </style:style>
    <style:style style:name="P7" style:family="paragraph" style:parent-style-name="Preformatted_20_Text">
      <style:text-properties officeooo:rsid="001e379a"/>
    </style:style>
    <style:style style:name="P8" style:family="paragraph" style:parent-style-name="analysis">
      <style:text-properties fo:font-size="12pt" style:font-size-asian="12pt" style:font-size-complex="12pt"/>
    </style:style>
    <style:style style:name="P9" style:family="paragraph" style:parent-style-name="Preformatted_20_Text" style:list-style-name="L1"/>
    <style:style style:name="P10" style:family="paragraph" style:parent-style-name="Preformatted_20_Text" style:list-style-name="L2"/>
    <style:style style:name="P11" style:family="paragraph" style:parent-style-name="Preformatted_20_Text" style:list-style-name="L3"/>
    <style:style style:name="P12" style:family="paragraph" style:parent-style-name="Heading_20_1">
      <style:paragraph-properties fo:break-before="page"/>
    </style:style>
    <style:style style:name="T1" style:family="text">
      <style:text-properties style:font-name-asian="Courier New3" style:font-name-complex="Courier New3"/>
    </style:style>
    <style:style style:name="T2" style:family="text">
      <style:text-properties fo:font-size="12pt" style:font-size-asian="12pt" style:font-size-complex="12pt"/>
    </style:style>
    <style:style style:name="T3" style:family="text">
      <style:text-properties fo:background-color="#c0c0c0" loext:char-shading-value="0"/>
    </style:style>
    <style:style style:name="T4" style:family="text">
      <style:text-properties officeooo:rsid="00166008"/>
    </style:style>
    <style:style style:name="T5" style:family="text">
      <style:text-properties officeooo:rsid="00180c92"/>
    </style:style>
    <style:style style:name="T6" style:family="text">
      <style:text-properties officeooo:rsid="001954f9"/>
    </style:style>
    <style:style style:name="T7" style:family="text">
      <style:text-properties officeooo:rsid="001ab47d"/>
    </style:style>
    <style:style style:name="T8" style:family="text">
      <style:text-properties officeooo:rsid="001ad76e"/>
    </style:style>
    <style:style style:name="T9" style:family="text">
      <style:text-properties officeooo:rsid="001e379a"/>
    </style:style>
    <style:style style:name="T10" style:family="text">
      <style:text-properties officeooo:rsid="001f73a6"/>
    </style:style>
    <style:style style:name="T11" style:family="text">
      <style:text-properties officeooo:rsid="00206b07"/>
    </style:style>
    <style:style style:name="T12" style:family="text">
      <style:text-properties officeooo:rsid="002399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Numeric Data Types </text:h>
      <text:p text:style-name="Preformatted_20_Text"/>
      <text:p text:style-name="Preformatted_20_Text">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reformatted_20_Text"/>
      <text:p text:style-name="P2">FreeBasic has all the standard numeric data types that you would expect for a Basic compiler, as well as pointers which you usually only find in lower-level languages such as C. Table <text:span text:style-name="T9">2</text:span>.1 lists all the numeric data types that FreeBasic supports. In the list below, you will notice that Integer and Long are grouped together. This is because a Long is just an alias for Integer. They are exactly the same data type. </text:p>
      <text:p text:style-name="Preformatted_20_Text"/>
      <table:table table:name="Table2.1" table:style-name="Table2.1">
        <table:table-column table:style-name="Table2.1.A"/>
        <table:table-column table:style-name="Table2.1.B"/>
        <table:table-column table:style-name="Table2.1.C"/>
        <text:soft-page-break/>
        <table:table-row>
          <table:table-cell table:style-name="Table2.1.A1" office:value-type="string">
            <text:p text:style-name="Preformatted_20_Text">Numeric Data </text:p>
          </table:table-cell>
          <table:table-cell table:style-name="Table2.1.A1" office:value-type="string">
            <text:p text:style-name="Preformatted_20_Text">Types Size</text:p>
          </table:table-cell>
          <table:table-cell table:style-name="Table2.1.C1" office:value-type="string">
            <text:p text:style-name="Preformatted_20_Text">Limits </text:p>
          </table:table-cell>
        </table:table-row>
        <table:table-row>
          <table:table-cell table:style-name="Table2.1.A12" office:value-type="string">
            <text:p text:style-name="Preformatted_20_Text">Byte </text:p>
          </table:table-cell>
          <table:table-cell table:style-name="Table2.1.B12" office:value-type="string">
            <text:p text:style-name="Preformatted_20_Text">8-bit, signed, 1 byte</text:p>
          </table:table-cell>
          <table:table-cell table:style-name="Table2.1.C12" office:value-type="string">
            <text:p text:style-name="Preformatted_20_Text">-128 to 127</text:p>
          </table:table-cell>
        </table:table-row>
        <table:table-row>
          <table:table-cell table:style-name="Table2.1.A12" office:value-type="string">
            <text:p text:style-name="Preformatted_20_Text">Double </text:p>
            <text:p text:style-name="Preformatted_20_Text"/>
          </table:table-cell>
          <table:table-cell table:style-name="Table2.1.B12" office:value-type="string">
            <text:p text:style-name="Preformatted_20_Text">64-bit, floating point, 8 bytes </text:p>
          </table:table-cell>
          <table:table-cell table:style-name="Table2.1.C12" office:value-type="string">
            <text:p text:style-name="Preformatted_20_Text">-2.2E-308 to +1.7E+308 </text:p>
          </table:table-cell>
        </table:table-row>
        <table:table-row>
          <table:table-cell table:style-name="Table2.1.A12" office:value-type="string">
            <text:p text:style-name="Preformatted_20_Text">Integer <text:s/></text:p>
          </table:table-cell>
          <table:table-cell table:style-name="Table2.1.B12" office:value-type="string">
            <text:p text:style-name="Preformatted_20_Text">(Long) 32-bit, signed, 4 bytes</text:p>
          </table:table-cell>
          <table:table-cell table:style-name="Table2.1.C12" office:value-type="string">
            <text:p text:style-name="Preformatted_20_Text">-2,147,483,648 to </text:p>
            <text:p text:style-name="Preformatted_20_Text">2,147,483,647 </text:p>
          </table:table-cell>
        </table:table-row>
        <table:table-row>
          <table:table-cell table:style-name="Table2.1.A12" office:value-type="string">
            <text:p text:style-name="Preformatted_20_Text">LongInt</text:p>
          </table:table-cell>
          <table:table-cell table:style-name="Table2.1.B12" office:value-type="string">
            <text:p text:style-name="Preformatted_20_Text"><text:s/>64-bit, signed, 8 bytes </text:p>
          </table:table-cell>
          <table:table-cell table:style-name="Table2.1.C12" office:value-type="string">
            <text:p text:style-name="Preformatted_20_Text">-9,223,372,036,854,775,808</text:p>
            <text:p text:style-name="Preformatted_20_Text">to </text:p>
            <text:p text:style-name="Preformatted_20_Text">9,223,<text:span text:style-name="T1">372,036,854,775,807 </text:span></text:p>
          </table:table-cell>
        </table:table-row>
        <table:table-row>
          <table:table-cell table:style-name="Table2.1.A12" office:value-type="string">
            <text:p text:style-name="Preformatted_20_Text">Short </text:p>
          </table:table-cell>
          <table:table-cell table:style-name="Table2.1.B12" office:value-type="string">
            <text:p text:style-name="Preformatted_20_Text">16-bit, signed, 2 bytes </text:p>
          </table:table-cell>
          <table:table-cell table:style-name="Table2.1.C12" office:value-type="string">
            <text:p text:style-name="Preformatted_20_Text">-32,768 to 32,767 </text:p>
          </table:table-cell>
        </table:table-row>
        <table:table-row>
          <table:table-cell table:style-name="Table2.1.A12" office:value-type="string">
            <text:p text:style-name="Preformatted_20_Text">Single </text:p>
          </table:table-cell>
          <table:table-cell table:style-name="Table2.1.B12" office:value-type="string">
            <text:p text:style-name="Preformatted_20_Text">32-bit, floating point, 4 bytes </text:p>
          </table:table-cell>
          <table:table-cell table:style-name="Table2.1.C12" office:value-type="string">
            <text:p text:style-name="Preformatted_20_Text">1.1 E-38 to 3.43 E+38 </text:p>
          </table:table-cell>
        </table:table-row>
        <table:table-row>
          <table:table-cell table:style-name="Table2.1.A12" office:value-type="string">
            <text:p text:style-name="Preformatted_20_Text">UByte <text:s/></text:p>
          </table:table-cell>
          <table:table-cell table:style-name="Table2.1.B12" office:value-type="string">
            <text:p text:style-name="Preformatted_20_Text">8-bit, unsigned, 1 byte</text:p>
          </table:table-cell>
          <table:table-cell table:style-name="Table2.1.C12" office:value-type="string">
            <text:p text:style-name="Preformatted_20_Text">0 to 255 </text:p>
          </table:table-cell>
        </table:table-row>
        <table:table-row>
          <table:table-cell table:style-name="Table2.1.A12" office:value-type="string">
            <text:p text:style-name="Preformatted_20_Text">UInteger </text:p>
          </table:table-cell>
          <table:table-cell table:style-name="Table2.1.B12" office:value-type="string">
            <text:p text:style-name="Preformatted_20_Text">32-bit, unsigned, 4 bytes </text:p>
          </table:table-cell>
          <table:table-cell table:style-name="Table2.1.C12" office:value-type="string">
            <text:p text:style-name="Preformatted_20_Text">0 to 4,294,967,295</text:p>
          </table:table-cell>
        </table:table-row>
        <table:table-row>
          <table:table-cell table:style-name="Table2.1.A12" office:value-type="string">
            <text:p text:style-name="Preformatted_20_Text">ULongInt </text:p>
          </table:table-cell>
          <table:table-cell table:style-name="Table2.1.B12" office:value-type="string">
            <text:p text:style-name="Preformatted_20_Text">64-bit, unsigned, 8 bytes </text:p>
          </table:table-cell>
          <table:table-cell table:style-name="Table2.1.C12" office:value-type="string">
            <text:p text:style-name="Preformatted_20_Text">0 to 18,446,744,073,709,551,61 <text:span text:style-name="T1">5 </text:span></text:p>
          </table:table-cell>
        </table:table-row>
        <table:table-row>
          <table:table-cell table:style-name="Table2.1.A12" office:value-type="string">
            <text:p text:style-name="Preformatted_20_Text">Ushort </text:p>
          </table:table-cell>
          <table:table-cell table:style-name="Table2.1.B12" office:value-type="string">
            <text:p text:style-name="Preformatted_20_Text">16-bit, unsigned, 2 bytes</text:p>
          </table:table-cell>
          <table:table-cell table:style-name="Table2.1.C12" office:value-type="string">
            <text:p text:style-name="Preformatted_20_Text">0 to 65365 </text:p>
          </table:table-cell>
        </table:table-row>
        <table:table-row>
          <table:table-cell table:style-name="Table2.1.A12" office:value-type="string">
            <text:p text:style-name="Preformatted_20_Text">Pointer </text:p>
          </table:table-cell>
          <table:table-cell table:style-name="Table2.1.B12" office:value-type="string">
            <text:p text:style-name="Preformatted_20_Text">32-bit, memory address, 4 bytes </text:p>
          </table:table-cell>
          <table:table-cell table:style-name="Table2.1.C12" office:value-type="string">
            <text:p text:style-name="Preformatted_20_Text">Must be initialized at <text:span text:style-name="T1">run time</text:span></text:p>
          </table:table-cell>
        </table:table-row>
      </table:table>
      <text:p text:style-name="Preformatted_20_Text">Table <text:span text:style-name="T5">2.</text:span><text:sequence text:ref-name="refTable0" text:name="Table" text:formula="ooow:Table+1" style:num-format="1">1</text:sequence>: FreeBasic Numeric Data Types </text:p>
      <text:p text:style-name="Preformatted_20_Text"/>
      <text:h text:style-name="Heading_20_2" text:outline-level="2">Signed Versus Unsigned Data Types </text:h>
      <text:p text:style-name="Preformatted_20_Text">Signed data types, as the name implies, can be negative, zero or positive. <text:s/>Unsigned types can only be zero or positive, which give them a greater positive range <text:span text:style-name="T2">than their </text:span>signed counterparts. If your data will never <text:soft-page-break/>be negative, using the unsigned data types will allow you to store larger numbers in the same size variable. </text:p>
      <text:p text:style-name="Preformatted_20_Text"/>
      <text:h text:style-name="Heading_20_3" text:outline-level="3">The Floating Point Data Type </text:h>
      <text:p text:style-name="Preformatted_20_Text">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Heading_20_3" text:outline-level="3">Pointer Data Types </text:h>
      <text:p text:style-name="Preformatted_20_Text">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Heading_20_2" text:outline-level="2">Numeric Variables </text:h>
      <text:p text:style-name="Preformatted_20_Text">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reformatted_20_Text"/>
      <text:list xml:id="list2536332858390746424" text:style-name="L1">
        <text:list-item>
          <text:p text:style-name="P9">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9"/>
        </text:list-item>
        <text:list-item>
          <text:p text:style-name="P9">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9"/>
        </text:list-item>
        <text:list-item>
          <text:p text:style-name="P9">Numbers can be used in a variable name, but cannot be the first character. MyVar1 is legal, but 1MyVar will generate a compiler error. </text:p>
          <text:p text:style-name="P9"><text:soft-page-break/></text:p>
        </text:list-item>
      </text:list>
      <text:p text:style-name="P7">To create a variable, it first must be defined. <text:s text:c="2"/>Unless you are using one of the legacy modes, all variables must be dimensioned before they can be used. <text:s text:c="2"/></text:p>
      <text:p text:style-name="Preformatted_20_Text"/>
      <text:h text:style-name="Heading_20_2" text:outline-level="2">The Dim Statement </text:h>
      <text:p text:style-name="P3"><text:span text:style-name="T10">T</text:span>o explicitly declare variables in your program, <text:span text:style-name="T10">you </text:span>us<text:span text:style-name="T10">e</text:span> the Dim statement. The Dim statement instructs the compiler to set aside some memory for a variable of a particular data type. For example, the statement</text:p>
      <text:p text:style-name="P3"><text:s/></text:p>
      <text:p text:style-name="P3">Dim myInteger as Integer </text:p>
      <text:p text:style-name="P3"/>
      <text:p text:style-name="P3">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reformatted_20_Text"/>
      <table:table table:name="Table2.2" table:style-name="Table2.2">
        <table:table-column table:style-name="Table2.2.A"/>
        <table:table-column table:style-name="Table2.2.B"/>
        <table:table-row>
          <table:table-cell table:style-name="Table2.2.A1" office:value-type="string">
            <text:p text:style-name="Preformatted_20_Text">Dim myVar As Integer</text:p>
          </table:table-cell>
          <table:table-cell table:style-name="Table2.2.B1" office:value-type="string">
            <text:p text:style-name="Preformatted_20_Text">This will create a single integer-type variable. </text:p>
          </table:table-cell>
        </table:table-row>
        <table:table-row>
          <table:table-cell table:style-name="Table2.2.A2" office:value-type="string">
            <text:p text:style-name="Preformatted_20_Text">Dim As Integer myVar, myVar2</text:p>
          </table:table-cell>
          <table:table-cell table:style-name="Table2.2.B2" office:value-type="string">
            <text:p text:style-name="Preformatted_20_Text">This will create two integer-type variables.</text:p>
          </table:table-cell>
        </table:table-row>
        <table:table-row>
          <table:table-cell table:style-name="Table2.2.A2" office:value-type="string">
            <text:p text:style-name="Preformatted_20_Text">Dim myVar As Double, myVar2 As Integer</text:p>
          </table:table-cell>
          <table:table-cell table:style-name="Table2.2.B2" office:value-type="string">
            <text:p text:style-name="Preformatted_20_Text">Dim myVar As Double, myVar2 As Integer. This will create a double-type variable and an integer-type variable. </text:p>
          </table:table-cell>
        </table:table-row>
        <table:table-row>
          <table:table-cell table:style-name="Table2.2.A2" office:value-type="string">
            <text:p text:style-name="Preformatted_20_Text">Dim myVar as Integer = 5</text:p>
          </table:table-cell>
          <table:table-cell table:style-name="Table2.2.B2" office:value-type="string">
            <text:p text:style-name="Preformatted_20_Text">This will create an integer-type variable and set the value of the variable to 5. </text:p>
          </table:table-cell>
        </table:table-row>
        <table:table-row>
          <table:table-cell table:style-name="Table2.2.A2" office:value-type="string">
            <text:p text:style-name="Preformatted_20_Text">Dim myVar As Double = 5.5, myVar2 As Integer = 5</text:p>
          </table:table-cell>
          <table:table-cell table:style-name="Table2.2.B2" office:value-type="string">
            <text:p text:style-name="Preformatted_20_Text">This will create a double-type variable and set the value to 5.5, and an integer-type variable and set the value to 5. </text:p>
          </table:table-cell>
        </table:table-row>
        <table:table-row>
          <table:table-cell table:style-name="Table2.2.A2" office:value-type="string">
            <text:p text:style-name="Preformatted_20_Text">Dim Shared as Integer myInt</text:p>
          </table:table-cell>
          <table:table-cell table:style-name="Table2.2.B2" office:value-type="string">
            <text:p text:style-name="Preformatted_20_Text"><text:s/>This will create a shared (global)variable myInt accessible anywhere within your program. </text:p>
            <text:list xml:id="list2896002052526273610" text:style-name="L2">
              <text:list-header>
                <text:p text:style-name="P10"><text:soft-page-break/></text:p>
              </text:list-header>
            </text:list>
          </table:table-cell>
        </table:table-row>
      </table:table>
      <text:list xml:id="list2637118481721145074" text:style-name="L3">
        <text:list-header>
          <text:p text:style-name="P11"/>
        </text:list-header>
      </text:list>
      <text:p text:style-name="caution"><text:span text:style-name="T3">Caution:</text:span> Dim myVar, myVar2 As Double. This may look like it creates two double-type variables, however myVar will not be defined and will result in compilation errors. Use rule 2 if you want to create multiple variables of the same type. </text:p>
      <text:h text:style-name="Heading_20_2" text:outline-level="2">Shared Variables </text:h>
      <text:p text:style-name="Preformatted_20_Text">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reformatted_20_Text"/>
      <text:p text:style-name="Preformatted_20_Text">The number of variables in your program (as well as the program itself) is limited only by your available memory, up to 2 gigabytes. </text:p>
      <text:p text:style-name="Preformatted_20_Text">Static Variables </text:p>
      <text:p text:style-name="Preformatted_20_Text"/>
      <text:p text:style-name="P4">Static variables are used within subroutines and functions and retain their values between calls to the subroutine or functions. The following program demonstrates using a static variable as a counter within a subroutine. <text:span text:style-name="T11">Subroutines will be discussed in detail later in this book. </text:span></text:p>
      <text:p text:style-name="Preformatted_20_Text"/>
      <table:table table:name="listing2.1" table:style-name="listing2.1">
        <table:table-column table:style-name="listing2.1.A"/>
        <table:table-row>
          <table:table-cell office:value-type="string">
            <text:p text:style-name="Preformatted_20_Text">sub StaticSub()</text:p>
            <text:p text:style-name="P6"><text:s text:c="10"/>'Dimension a static variable</text:p>
            <text:p text:style-name="Preformatted_20_Text"><text:tab/>Static cnt As Integer</text:p>
            <text:p text:style-name="Preformatted_20_Text"><text:tab/>'Increment the count</text:p>
            <text:p text:style-name="Preformatted_20_Text"><text:tab/>cnt += 1</text:p>
            <text:p text:style-name="Preformatted_20_Text"><text:tab/>Print "In StaticSub";cnt;" time(s)."</text:p>
            <text:p text:style-name="Preformatted_20_Text">END Sub</text:p>
            <text:p text:style-name="Preformatted_20_Text"/>
            <text:p text:style-name="Preformatted_20_Text">'Dimension working variable</text:p>
            <text:p text:style-name="Preformatted_20_Text">DIM i As Integer</text:p>
            <text:p text:style-name="Preformatted_20_Text"/>
            <text:p text:style-name="Preformatted_20_Text">'Call sub 10 times</text:p>
            <text:p text:style-name="Preformatted_20_Text">FOR i = 1 To 10</text:p>
            <text:p text:style-name="Preformatted_20_Text"><text:tab/>StaticSub</text:p>
            <text:p text:style-name="Preformatted_20_Text"><text:soft-page-break/>NEXT</text:p>
            <text:p text:style-name="Preformatted_20_Text"/>
            <text:p text:style-name="Preformatted_20_Text"><text:span text:style-name="T4">S</text:span>LEEP</text:p>
            <text:p text:style-name="Preformatted_20_Text">END</text:p>
          </table:table-cell>
        </table:table-row>
      </table:table>
      <text:p text:style-name="Table"><text:span text:style-name="T6">Listing</text:span> <text:span text:style-name="T12">2.1</text:span>: static.bas</text:p>
      <text:p text:style-name="Preformatted_20_Text"/>
      <text:p text:style-name="P8">Analysis: <text:span text:style-name="T7">T</text:span>he subroutine StaticSub is defined. A subroutine is code that is executed only when called by the subroutine name which, in this case, is StaticSub. <text:span text:style-name="T7">The </text:span>static variable cnt, <text:span text:style-name="T7">is </text:span>dimension<text:span text:style-name="T11">ed</text:span>, which is <text:span text:style-name="T11">then </text:span>incremented when the subroutine is called. <text:span text:style-name="T7">The last line pr</text:span>ints out the current value of cnt to the console screen. </text:p>
      <text:p text:style-name="P8"><text:span text:style-name="T11">A</text:span> working variable that will be used in the For-Next is declared. <text:span text:style-name="T11">The next four lines, </text:span><text:s/>define the For-Next loop which will call StaticSub 10 times. <text:span text:style-name="T11">The program is then closed with the SLEEP and END commands. </text:span></text:p>
      <text:p text:style-name="Preformatted_20_Text"/>
      <text:p text:style-name="Preformatted_20_Text">Running the program in FBIde, you should get the following output. </text:p>
      <text:p text:style-name="Preformatted_20_Text"/>
      <text:p text:style-name="Preformatted_20_Text">In StaticSub 1 time(s). </text:p>
      <text:p text:style-name="Preformatted_20_Text">In StaticSub 2 time(s). </text:p>
      <text:p text:style-name="Preformatted_20_Text">In StaticSub 3 time(s). </text:p>
      <text:p text:style-name="Preformatted_20_Text">In StaticSub 4 time(s). </text:p>
      <text:p text:style-name="Preformatted_20_Text">In StaticSub 5 time(s). </text:p>
      <text:p text:style-name="Preformatted_20_Text">In StaticSub 6 time(s). </text:p>
      <text:p text:style-name="Preformatted_20_Text">In StaticSub 7 time(s). </text:p>
      <text:p text:style-name="Preformatted_20_Text">In StaticSub 8 time(s). </text:p>
      <text:p text:style-name="Preformatted_20_Text">In StaticSub 9 time(s). </text:p>
      <text:p text:style-name="Preformatted_20_Text">In StaticSub 10 time(s). </text:p>
      <text:p text:style-name="Table">Output 2.1: Output of static.bas </text:p>
      <text:p text:style-name="Preformatted_20_Text"/>
      <text:p text:style-name="Preformatted_20_Text">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reformatted_20_Text">their values and are static by default. </text:p>
      <text:h text:style-name="Heading_20_2" text:outline-level="2">Common Variables </text:h>
      <text:p text:style-name="Preformatted_20_Text">Variables declared as Common can be shared between multiple code <text:soft-page-break/>modules, that is between multiple bas files in the same program. Common variables will be discussed in detail later in this book. </text:p>
      <text:p text:style-name="Preformatted_20_Text"/>
      <text:h text:style-name="Heading_20_2" text:outline-level="2">Extern and Import Variables </text:h>
      <text:p text:style-name="Preformatted_20_Text">Extern and Import are used when creating DLL's and like Common, are designed to share variables in different modules. Extern and Import will be discussed in detail in the chapter on creating DLLs with FreeBasic. </text:p>
      <text:h text:style-name="Heading_20_2" text:outline-level="2">Using Different Number Formats </text:h>
      <text:p text:style-name="Preformatted_20_Text">Besides decimal numbers, FreeBasic is able to recognize numbers in hexadecimal,</text:p>
      <text:p text:style-name="Preformatted_20_Text">binary and octal formats. Table 3.4 lists the number base and format to use. </text:p>
      <text:p text:style-name="Preformatted_20_Text"/>
      <table:table table:name="Table2.3" table:style-name="Table2.3">
        <table:table-column table:style-name="Table2.3.A" table:number-columns-repeated="3"/>
        <table:table-header-rows>
          <table:table-row>
            <table:table-cell table:style-name="Table2.3.A1" office:value-type="string">
              <text:p text:style-name="P5">Number</text:p>
            </table:table-cell>
            <table:table-cell table:style-name="Table2.3.A1" office:value-type="string">
              <text:p text:style-name="P5"><text:s/>Base</text:p>
            </table:table-cell>
            <table:table-cell table:style-name="Table2.3.C1" office:value-type="string">
              <text:p text:style-name="P5"><text:s/>Format </text:p>
            </table:table-cell>
          </table:table-row>
        </table:table-header-rows>
        <table:table-row>
          <table:table-cell table:style-name="Table2.3.B6" office:value-type="string">
            <text:p text:style-name="Preformatted_20_Text">Decimal </text:p>
          </table:table-cell>
          <table:table-cell table:style-name="Table2.3.B6" office:value-type="string">
            <text:p text:style-name="Preformatted_20_Text">myVar =</text:p>
          </table:table-cell>
          <table:table-cell table:style-name="Table2.3.C6" office:value-type="string">
            <text:p text:style-name="Preformatted_20_Text">254 </text:p>
          </table:table-cell>
        </table:table-row>
        <table:table-row>
          <table:table-cell table:style-name="Table2.3.B6" office:value-type="string">
            <text:p text:style-name="Preformatted_20_Text">Hexadecimal</text:p>
          </table:table-cell>
          <table:table-cell table:style-name="Table2.3.B6" office:value-type="string">
            <text:p text:style-name="Preformatted_20_Text">myVar =</text:p>
          </table:table-cell>
          <table:table-cell table:style-name="Table2.3.C6" office:value-type="string">
            <text:p text:style-name="Preformatted_20_Text">&amp;HFE </text:p>
          </table:table-cell>
        </table:table-row>
        <table:table-row>
          <table:table-cell table:style-name="Table2.3.B6" office:value-type="string">
            <text:p text:style-name="Preformatted_20_Text">Binary</text:p>
          </table:table-cell>
          <table:table-cell table:style-name="Table2.3.B6" office:value-type="string">
            <text:p text:style-name="Preformatted_20_Text">myVar =</text:p>
          </table:table-cell>
          <table:table-cell table:style-name="Table2.3.C6" office:value-type="string">
            <text:p text:style-name="Preformatted_20_Text">&amp;B11111110 </text:p>
          </table:table-cell>
        </table:table-row>
        <table:table-row>
          <table:table-cell table:style-name="Table2.3.B6" office:value-type="string">
            <text:p text:style-name="Preformatted_20_Text">Octa<text:span text:style-name="T8">l</text:span></text:p>
          </table:table-cell>
          <table:table-cell table:style-name="Table2.3.B6" office:value-type="string">
            <text:p text:style-name="Preformatted_20_Text">myVar =</text:p>
          </table:table-cell>
          <table:table-cell table:style-name="Table2.3.C6" office:value-type="string">
            <text:p text:style-name="Preformatted_20_Text">&amp;O376 </text:p>
          </table:table-cell>
        </table:table-row>
        <table:table-row>
          <table:table-cell table:style-name="Table2.3.B6" office:value-type="string">
            <text:p text:style-name="Preformatted_20_Text">Exponential Numbers</text:p>
          </table:table-cell>
          <table:table-cell table:style-name="Table2.3.B6" office:value-type="string">
            <text:p text:style-name="Preformatted_20_Text">myVar =</text:p>
          </table:table-cell>
          <table:table-cell table:style-name="Table2.3.C6" office:value-type="string">
            <text:p text:style-name="Preformatted_20_Text">243E10 </text:p>
          </table:table-cell>
        </table:table-row>
      </table:table>
      <text:p text:style-name="Table">Table 2.4: Format of Number Bases </text:p>
      <text:p text:style-name="Preformatted_20_Text"/>
      <text:h text:style-name="Heading_20_3" text:outline-level="3">Hexadecimal Numbers </text:h>
      <text:p text:style-name="Preformatted_20_Text">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Heading_20_3" text:outline-level="3">Binary Numbers </text:h>
      <text:p text:style-name="Preformatted_20_Text">Binary is a base 2 numbering scheme and have digits in the range of 0 and 1. Binary is the language of the computer. Although we can enter <text:soft-page-break/>numbers and letters into the computer, it all must be translated into binary before the computer can understand it. To indicate a binary number, use the &amp;B prefix. </text:p>
      <text:h text:style-name="Heading_20_3" text:outline-level="3">Octal Numbers </text:h>
      <text:p text:style-name="Preformatted_20_Text">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3" text:outline-level="3">Exponential Numbers </text:h>
      <text:p text:style-name="Preformatted_20_Text">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Preformatted_20_Text">Which Data Type To Use? </text:p>
      <text:p text:style-name="Preformatted_20_Text"/>
      <text:p text:style-name="Preformatted_20_Text">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reformatted_20_Text"/>
      <text:p text:style-name="Preformatted_20_Text">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reformatted_20_Text">and does so more efficiently, even though you are “wasting” 3 bytes of memory by using an integer for an ASCII code. </text:p>
      <text:p text:style-name="Preformatted_20_Text"/>
      <text:p text:style-name="Preformatted_20_Text">In most cases an integer is a good general-purpose choice for integer data. The range is quite large, it handles both negative and positive numbers and you benefit from using the computer’s natural data type. For <text:soft-page-break/>floating point data, a double is a good choice since, like the integer, it has a good range of values and better precision than a single.</text:p>
      <text:p text:style-name="Preformatted_20_Text">For large integer data you should use a uinteger for positive data or a longint for large negative and positive numbers. These are only suggestions; what data type you end up using will be dictated by the needs of your program. </text:p>
      <text:p text:style-name="Preformatted_20_Text"/>
      <text:p text:style-name="Preformatted_20_Text">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reformatted_20_Text"/>
      <text:p text:style-name="Preformatted_20_Text"><text:s/></text:p>
      <text:p text:style-name="P1"/>
      <text:p text:style-name="Preformatted_20_Text">Exercises </text:p>
      <text:p text:style-name="Preformatted_20_Text"/>
      <text:p text:style-name="Preformatted_20_Text">1) What data type would be the best to store the number 196? </text:p>
      <text:p text:style-name="Preformatted_20_Text">2) What data type would be the best to store the number 2.134? </text:p>
      <text:p text:style-name="Preformatted_20_Text">3) What data type is the best for general usage on 32-bit systems? </text:p>
      <text:p text:style-name="Preformatted_20_Text">4) What is the difference between signed and unsigned data types? </text:p>
      <text:p text:style-name="Preformatted_20_Text">5) What prefix would you use to designate a binary number? </text:p>
      <text:p text:style-name="Preformatted_20_Text">6) What prefix would you use to designate a hexadecimal number? </text:p>
      <text:p text:style-name="Preformatted_20_Text">7) What Alphabetic letters are allowed in a hexadecimal number? </text:p>
      <text:p text:style-name="Preformatted_20_Text">8) What would the hexadecimal number 1AF be in decimal form? </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701in" fo:page-height="10.120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4-09T15:22:26.882539233</dc:date>
    <meta:editing-duration>PT3H20M55S</meta:editing-duration>
    <meta:editing-cycles>23</meta:editing-cycles>
    <meta:generator>LibreOffice/5.2.7.2$Linux_ARM_EABI LibreOffice_project/20m0$Build-2</meta:generator>
    <meta:document-statistic meta:table-count="4" meta:image-count="0" meta:object-count="0" meta:page-count="10" meta:paragraph-count="165" meta:word-count="2165" meta:character-count="12490" meta:non-whitespace-character-count="10350"/>
    <meta:template xlink:type="simple" xlink:actuate="onRequest" xlink:title="" xlink:href="../fbeginnerm.odm" meta:date="2019-04-09T15:16:47.967207316"/>
  </office:meta>
</office:document-meta>
</file>